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table table:name="text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>
            <text:p>nom <text:s/></text:p>
          </table:table-cell>
          <table:table-cell office:value-type="string">
            <text:p>type</text:p>
          </table:table-cell>
          <table:table-cell office:value-type="string">
            <text:p>spécificité</text:p>
          </table:table-cell>
          <table:table-cell office:value-type="string">
            <text:p>description</text:p>
          </table:table-cell>
          <table:table-cell table:style-name="ce2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K,AI</text:p>
          </table:table-cell>
          <table:table-cell/>
          <table:table-cell table:style-name="ce2"/>
        </table:table-row>
        <table:table-row table:style-name="ro1">
          <table:table-cell/>
          <table:table-cell office:value-type="string">
            <text:p>nom <text:s/></text:p>
          </table:table-cell>
          <table:table-cell office:value-type="string">
            <text:p>VARCHAR(255)</text:p>
          </table:table-cell>
          <table:table-cell office:value-type="string">
            <text:p>NOT NULL</text:p>
          </table:table-cell>
          <table:table-cell office:value-type="string">
            <text:p>titre de la page </text:p>
          </table:table-cell>
          <table:table-cell/>
        </table:table-row>
        <table:table-row table:style-name="ro1">
          <table:table-cell/>
          <table:table-cell office:value-type="string">
            <text:p>paragraphe </text:p>
          </table:table-cell>
          <table:table-cell office:value-type="string">
            <text:p>VARCHAR(255)</text:p>
          </table:table-cell>
          <table:table-cell office:value-type="string">
            <text:p>NOT NULL</text:p>
          </table:table-cell>
          <table:table-cell office:value-type="string">
            <text:p>texte de la page</text:p>
          </table:table-cell>
          <table:table-cell/>
        </table:table-row>
        <table:table-row table:style-name="ro2">
          <table:table-cell/>
          <table:table-cell office:value-type="string">
            <text:p>image.id</text:p>
          </table:table-cell>
          <table:table-cell office:value-type="string">
            <text:p>int</text:p>
          </table:table-cell>
          <table:table-cell office:value-type="string">
            <text:p>PK,AI</text:p>
          </table:table-cell>
          <table:table-cell office:value-type="string">
            <text:p>lien vers la table image</text:p>
          </table:table-cell>
          <table:table-cell/>
        </table:table-row>
        <table:table-row table:style-name="ro2">
          <table:table-cell/>
          <table:table-cell office:value-type="string">
            <text:p>lien.id</text:p>
          </table:table-cell>
          <table:table-cell office:value-type="string">
            <text:p>int</text:p>
          </table:table-cell>
          <table:table-cell office:value-type="string">
            <text:p>PK,AI</text:p>
          </table:table-cell>
          <table:table-cell office:value-type="string">
            <text:p>lien vers la table lien</text:p>
          </table:table-cell>
          <table:table-cell/>
        </table:table-row>
        <table:table-row table:style-name="ro2">
          <table:table-cell/>
          <table:table-cell office:value-type="string">
            <text:p>video.id</text:p>
          </table:table-cell>
          <table:table-cell office:value-type="string">
            <text:p>int</text:p>
          </table:table-cell>
          <table:table-cell office:value-type="string">
            <text:p>PK,AI</text:p>
          </table:table-cell>
          <table:table-cell office:value-type="string">
            <text:p>lien vers la table video</text:p>
          </table:table-cell>
          <table:table-cell/>
        </table:table-row>
      </table:table>
      <table:table table:name="image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>
            <text:p>nom <text:s/></text:p>
          </table:table-cell>
          <table:table-cell office:value-type="string">
            <text:p>type</text:p>
          </table:table-cell>
          <table:table-cell office:value-type="string">
            <text:p>spécificité</text:p>
          </table:table-cell>
          <table:table-cell office:value-type="string">
            <text:p>description</text:p>
          </table:table-cell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K,AI</text:p>
          </table:table-cell>
          <table:table-cell/>
        </table:table-row>
        <table:table-row table:style-name="ro2">
          <table:table-cell/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 office:value-type="string">
            <text:p>url de l'image : <text:a xlink:href="https://cdn.discordapp.com/attachments/656422505212411924/656842623470010388/PortfolioPD.png">https://cdn.discordapp.com/attachments/656422505212411924/656842623470010388/PortfolioPD.png</text:a></text:p>
          </table:table-cell>
        </table:table-row>
        <table:table-row table:style-name="ro2">
          <table:table-cell/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 office:value-type="string">
            <text:p>url de l'image : <text:a xlink:href="https://cdn.discordapp.com/attachments/656422505212411924/656842633041412097/phonedoctor3.png">https://cdn.discordapp.com/attachments/656422505212411924/656842633041412097/phonedoctor3.png</text:a> </text:p>
          </table:table-cell>
        </table:table-row>
        <table:table-row table:style-name="ro2">
          <table:table-cell/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 office:value-type="string">
            <text:p>url de l'image : <text:a xlink:href="https://cdn.discordapp.com/attachments/656422505212411924/656842633137750047/phonedoctor2.png">https://cdn.discordapp.com/attachments/656422505212411924/656842633137750047/phonedoctor2.png</text:a></text:p>
          </table:table-cell>
        </table:table-row>
        <table:table-row table:style-name="ro2">
          <table:table-cell/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 office:value-type="string">
            <text:p>url de l'image : <text:a xlink:href="https://cdn.discordapp.com/attachments/656422505212411924/656842634446372865/phonedoctor.png">https://cdn.discordapp.com/attachments/656422505212411924/656842634446372865/phonedoctor.png</text:a></text:p>
          </table:table-cell>
        </table:table-row>
        <table:table-row table:style-name="ro2">
          <table:table-cell/>
          <table:table-cell office:value-type="string">
            <text:p>image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 office:value-type="string">
            <text:p>url de l'image : </text:p>
          </table:table-cell>
        </table:table-row>
      </table:table>
      <table:table table:name="video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nom <text:s/></text:p>
          </table:table-cell>
          <table:table-cell office:value-type="string">
            <text:p>type</text:p>
          </table:table-cell>
          <table:table-cell office:value-type="string">
            <text:p>spécificité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K,AI</text:p>
          </table:table-cell>
          <table:table-cell table:style-name="ce1"/>
        </table:table-row>
        <table:table-row table:style-name="ro2">
          <table:table-cell/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2">
          <table:table-cell/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2">
          <table:table-cell/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2">
          <table:table-cell/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2">
          <table:table-cell/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2">
          <table:table-cell/>
          <table:table-cell office:value-type="string">
            <text:p>video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</table:table>
      <table:table table:name="lien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>
            <text:p>nom <text:s/></text:p>
          </table:table-cell>
          <table:table-cell office:value-type="string">
            <text:p>type</text:p>
          </table:table-cell>
          <table:table-cell office:value-type="string">
            <text:p>spécificité</text:p>
          </table:table-cell>
          <table:table-cell office:value-type="string">
            <text:p>description</text:p>
          </table:table-cell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PK,AI</text:p>
          </table:table-cell>
          <table:table-cell/>
        </table:table-row>
        <table:table-row table:style-name="ro2">
          <table:table-cell/>
          <table:table-cell office:value-type="string">
            <text:p>lien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 table:style-name="Default" office:value-type="string">
            <text:p>url du lien : <text:a xlink:href="../../index%20kevin.html">file:///C:/Users/natha/Desktop/COURS%20IMIE/index%20kevin.html</text:a></text:p>
          </table:table-cell>
        </table:table-row>
        <table:table-row table:style-name="ro1">
          <table:table-cell/>
          <table:table-cell office:value-type="string">
            <text:p>lien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1">
          <table:table-cell/>
          <table:table-cell office:value-type="string">
            <text:p>lien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1">
          <table:table-cell/>
          <table:table-cell office:value-type="string">
            <text:p>lien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1">
          <table:table-cell/>
          <table:table-cell office:value-type="string">
            <text:p>lien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  <table:table-row table:style-name="ro1">
          <table:table-cell/>
          <table:table-cell office:value-type="string">
            <text:p>lien</text:p>
          </table:table-cell>
          <table:table-cell office:value-type="string">
            <text:p>VARCHAR(255)</text:p>
          </table:table-cell>
          <table:table-cell office:value-type="string">
            <text:p>UNIQU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8/12/2019</text:date>, <text:time>16:2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cassan</meta:initial-creator>
    <meta:creation-date>2019-12-18T11:36:09.28</meta:creation-date>
    <dc:date>2019-12-18T16:22:46.40</dc:date>
    <dc:creator>nathan cassan</dc:creator>
    <meta:editing-duration>PT1H21M41S</meta:editing-duration>
    <meta:editing-cycles>1</meta:editing-cycles>
    <meta:document-statistic meta:table-count="4" meta:cell-count="105" meta:object-count="0"/>
    <meta:generator>OpenOffice/4.1.7$Win32 OpenOffice.org_project/417m1$Build-9800</meta:generator>
  </office:meta>
</office:document-meta>
</file>